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ct_sold_vendo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endor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vendor_id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00" calcext:value-type="float">
            <text:p>13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400" calcext:value-type="float">
            <text:p>1400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500" calcext:value-type="float">
            <text:p>1500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600" calcext:value-type="float">
            <text:p>1600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700" calcext:value-type="float">
            <text:p>1700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800" calcext:value-type="float">
            <text:p>1800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900" calcext:value-type="float">
            <text:p>1900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000" calcext:value-type="float">
            <text:p>2000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100" calcext:value-type="float">
            <text:p>210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200" calcext:value-type="float">
            <text:p>220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300" calcext:value-type="float">
            <text:p>2300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400" calcext:value-type="float">
            <text:p>2400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500" calcext:value-type="float">
            <text:p>2500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600" calcext:value-type="float">
            <text:p>2600</text:p>
          </table:table-cell>
          <table:table-cell office:value-type="float" office:value="5600" calcext:value-type="float">
            <text:p>5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08:52:55.330832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date>2022-04-26T08:53:17.298828521</dc:date>
    <meta:editing-duration>PT41M28S</meta:editing-duration>
    <meta:editing-cycles>2</meta:editing-cycles>
    <meta:document-statistic meta:table-count="1" meta:cell-count="48" meta:object-count="0"/>
  </office:meta>
</office:document-meta>
</file>